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none" draw:fill="none" fo:min-height="8.149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left="0cm" fo:margin-right="0cm" fo:margin-top="0.20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.423cm" fo:margin-bottom="0cm" fo:line-height="100%" fo:text-align="start" style:writing-mode="lr-tb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16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1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6" style:family="paragraph">
      <style:paragraph-properties fo:margin-left="0cm" fo:margin-right="0cm" fo:text-indent="0cm" style:writing-mode="lr-tb"/>
    </style:style>
    <style:style style:name="P27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/>
      <style:text-properties fo:font-size="24pt" style:font-size-asian="10pt" style:font-size-complex="10pt"/>
    </style:style>
    <style:style style:name="T1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Subtitle 5" presentation:style-name="pr1" draw:text-style-name="P3" draw:layer="layout" svg:width="17.779cm" svg:height="7.619cm" svg:x="3.598cm" svg:y="8.89cm" presentation:class="subtitle" presentation:user-transformed="true">
          <draw:text-box>
            <text:p text:style-name="P1"><text:span text:style-name="T1">Understand and remember.</text:span></text:p>
            <text:p text:style-name="P1"><text:span text:style-name="T1"/></text:p>
            <text:list text:style-name="L2">
              <text:list-item>
                <text:p text:style-name="P2"><text:span text:style-name="T2">More than syntactic sugar.</text:span></text:p>
              </text:list-item>
              <text:list-item>
                <text:p text:style-name="P2"><text:span text:style-name="T2">This is how a lot of stuff works under the hood (e.g. inheritance)</text:span></text:p>
              </text:list-item>
            </text:list>
          </draw:text-box>
        </draw:frame>
        <draw:frame draw:name="Slide Number Placeholder 2" presentation:style-name="pr2" draw:text-style-name="P5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Title 4" presentation:style-name="pr3" draw:text-style-name="P7" draw:layer="layout" svg:width="22.859cm" svg:height="4.082cm" svg:x="1.27cm" svg:y="4.183cm" presentation:class="title" presentation:user-transformed="true">
          <draw:text-box>
            <text:p text:style-name="P6"><text:span text:style-name="T4">Overloa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>
        <office:forms form:automatic-focus="false" form:apply-design-mode="false"/>
        <draw:frame draw:name="Rectangle 3" presentation:style-name="pr5" draw:text-style-name="P9" draw:layer="layout" svg:width="23.706cm" svg:height="15.874cm" svg:x="0.847cm" svg:y="2.54cm" presentation:class="outline" presentation:user-transformed="true">
          <draw:text-box>
            <text:p text:style-name="P2"><text:span text:style-name="T5">#include</text:span><text:span text:style-name="T6"> </text:span><text:span text:style-name="T7">&lt;stdio.h&gt;</text:span><text:span text:style-name="T6"> </text:span><text:span text:style-name="T6"><text:line-break/></text:span><text:span text:style-name="T5">void</text:span><text:span text:style-name="T6"> </text:span><text:span text:style-name="T8">foo</text:span><text:span text:style-name="T6">() </text:span><text:span text:style-name="T6"><text:line-break/></text:span><text:span text:style-name="T6">{ </text:span><text:span text:style-name="T6"><text:line-break/></text:span><text:span text:style-name="T6">   printf (</text:span><text:span text:style-name="T7">"foo()\n"</text:span><text:span text:style-name="T6">); </text:span><text:span text:style-name="T6"><text:line-break/></text:span><text:span text:style-name="T6">} </text:span><text:span text:style-name="T6"><text:line-break/></text:span><text:span text:style-name="T5">void</text:span><text:span text:style-name="T6"> </text:span><text:span text:style-name="T8">foo</text:span><text:span text:style-name="T6">(</text:span><text:span text:style-name="T5">int</text:span><text:span text:style-name="T6"> n) </text:span><text:span text:style-name="T6"><text:line-break/></text:span><text:span text:style-name="T6">{ </text:span><text:span text:style-name="T6"><text:line-break/></text:span><text:span text:style-name="T6">   printf (</text:span><text:span text:style-name="T7">"foo(%d)\n"</text:span><text:span text:style-name="T6">, n); </text:span><text:span text:style-name="T6"><text:line-break/></text:span><text:span text:style-name="T6">} </text:span><text:span text:style-name="T6"><text:line-break/></text:span><text:span text:style-name="T5">int</text:span><text:span text:style-name="T6"> </text:span><text:span text:style-name="T8">main</text:span><text:span text:style-name="T6">() </text:span><text:span text:style-name="T6"><text:line-break/></text:span><text:span text:style-name="T6">{ </text:span><text:span text:style-name="T6"><text:line-break/></text:span><text:span text:style-name="T6">   foo(</text:span><text:span text:style-name="T9">12</text:span><text:span text:style-name="T6">); </text:span><text:span text:style-name="T6"><text:line-break/></text:span><text:span text:style-name="T6">   foo(); </text:span><text:span text:style-name="T6"><text:line-break/></text:span><text:span text:style-name="T6">   </text:span><text:span text:style-name="T5">return</text:span><text:span text:style-name="T6"> </text:span><text:span text:style-name="T9">0</text:span><text:span text:style-name="T6">; </text:span><text:span text:style-name="T6"><text:line-break/></text:span><text:span text:style-name="T6">} </text:span></text:p>
          </draw:text-box>
        </draw:frame>
        <draw:frame draw:name="Rectangle 2" presentation:style-name="pr6" draw:text-style-name="P7" draw:layer="layout" svg:width="23.706cm" svg:height="1.776cm" svg:x="0.847cm" svg:y="0.763cm" presentation:class="title" presentation:user-transformed="true">
          <draw:text-box>
            <text:p text:style-name="P10"><text:span text:style-name="T10">Function overloading - C</text:span></text:p>
          </draw:text-box>
        </draw:frame>
        <draw:frame draw:name="מציין מיקום של מספר שקופית 4" presentation:style-name="pr7" draw:text-style-name="P5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line draw:name="Line 4" draw:style-name="gr2" draw:text-style-name="P11" draw:layer="layout" svg:x1="14.816cm" svg:y1="2.813cm" svg:x2="14.817cm" svg:y2="18.485cm">
          <text:p/>
        </draw:line>
        <draw:custom-shape draw:name="Text Box 5" draw:style-name="gr3" draw:text-style-name="P11" draw:layer="layout" svg:width="9.63cm" svg:height="5.843cm" svg:x="15.24cm" svg:y="2.813cm">
          <text:p text:style-name="P12"><text:span text:style-name="T11">Compilation output:</text:span></text:p>
          <text:p text:style-name="P13"><text:span text:style-name="T12"/></text:p>
          <text:p text:style-name="P13"><text:span text:style-name="T13">Error:</text:span></text:p>
          <text:p text:style-name="P13"><text:span text:style-name="T13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7" draw:layer="layout" svg:width="23.706cm" svg:height="1.776cm" svg:x="0.847cm" svg:y="0.763cm" presentation:class="title" presentation:user-transformed="true">
          <draw:text-box>
            <text:p text:style-name="P10"><text:span text:style-name="T10">Function overloading – C++</text:span></text:p>
          </draw:text-box>
        </draw:frame>
        <draw:frame draw:name="מציין מיקום של מספר שקופית 4" presentation:style-name="pr7" draw:text-style-name="P14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Rectangle 3" presentation:style-name="pr5" draw:text-style-name="P15" draw:layer="layout" svg:width="23.706cm" svg:height="15.874cm" svg:x="0.854cm" svg:y="1.757cm" presentation:class="outline" presentation:user-transformed="true">
          <draw:text-box>
            <text:p text:style-name="P2"><text:span text:style-name="T5"/></text:p>
            <text:p text:style-name="P2"><text:span text:style-name="T5"/></text:p>
            <text:p text:style-name="P2"><text:span text:style-name="T5">#include</text:span><text:span text:style-name="T6"> </text:span><text:span text:style-name="T7">&lt;iostream&gt;</text:span><text:span text:style-name="T6"> </text:span><text:span text:style-name="T6"><text:line-break/></text:span><text:span text:style-name="T5">void</text:span><text:span text:style-name="T6"> </text:span><text:span text:style-name="T8">foo</text:span><text:span text:style-name="T6">() {</text:span><text:span text:style-name="T6"><text:line-break/></text:span><text:span text:style-name="T6">   std::cout &lt;&lt; </text:span><text:span text:style-name="T7">"foo()\n"</text:span><text:span text:style-name="T6">; </text:span><text:span text:style-name="T6"><text:line-break/></text:span><text:span text:style-name="T6">} </text:span><text:span text:style-name="T6"><text:line-break/></text:span><text:span text:style-name="T5">void</text:span><text:span text:style-name="T6"> </text:span><text:span text:style-name="T8">foo</text:span><text:span text:style-name="T6">(</text:span><text:span text:style-name="T5">int</text:span><text:span text:style-name="T6"> n) { </text:span><text:span text:style-name="T6"><text:line-break/></text:span><text:span text:style-name="T6">   std::cout&lt;&lt;</text:span><text:span text:style-name="T7">"foo("</text:span><text:span text:style-name="T6">&lt;&lt;n&lt;&lt;</text:span><text:span text:style-name="T7">")\n"</text:span><text:span text:style-name="T6">; </text:span><text:span text:style-name="T6"><text:line-break/></text:span><text:span text:style-name="T6">} </text:span><text:span text:style-name="T6"><text:line-break/></text:span><text:span text:style-name="T5">int</text:span><text:span text:style-name="T6"> </text:span><text:span text:style-name="T8">main</text:span><text:span text:style-name="T6">() { </text:span><text:span text:style-name="T6"><text:line-break/></text:span><text:span text:style-name="T6">   foo(</text:span><text:span text:style-name="T9">12</text:span><text:span text:style-name="T6">); </text:span><text:span text:style-name="T6"><text:line-break/></text:span><text:span text:style-name="T6">   foo(); </text:span><text:span text:style-name="T6"><text:line-break/></text:span><text:span text:style-name="T6">} </text:span></text:p>
          </draw:text-box>
        </draw:frame>
        <draw:line draw:name="Line 4" draw:style-name="gr2" draw:text-style-name="P11" draw:layer="layout" svg:x1="16.086cm" svg:y1="2.963cm" svg:x2="16.087cm" svg:y2="18.635cm">
          <text:p/>
        </draw:line>
        <draw:custom-shape draw:name="Text Box 5" draw:style-name="gr3" draw:text-style-name="P16" draw:layer="layout" svg:width="9.101cm" svg:height="6.689cm" svg:x="16.298cm" svg:y="2.813cm">
          <text:p text:style-name="P12"><text:span text:style-name="T11">Output:</text:span></text:p>
          <text:p text:style-name="P12"><text:span text:style-name="T11">Compile, and print:</text:span></text:p>
          <text:p text:style-name="P13"><text:span text:style-name="T14">foo(12)</text:span></text:p>
          <text:p text:style-name="P13"><text:span text:style-name="T14">foo()</text:span></text:p>
          <text:p text:style-name="P12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3" presentation:class="page"/>
          <draw:frame draw:name="מציין מיקום של הערות 2" presentation:style-name="pr9" draw:text-style-name="P18" draw:layer="layout" svg:width="14.463cm" svg:height="12.787cm" svg:x="2.628cm" svg:y="13.507cm" presentation:class="notes" presentation:user-transformed="true">
            <draw:text-box>
              <text:p text:style-name="P17"><text:span text:style-name="T15">How does the compiler solve this in the object file? Name mangeling</text:span></text:p>
              <text:p text:style-name="P17"><text:span text:style-name="T15">void Foo() becomes for example foo@void and foo(int) may become foo@I32</text:span></text:p>
            </draw:text-box>
          </draw:frame>
          <draw:frame draw:name="מציין מיקום של מספר שקופית 3" presentation:style-name="pr10" draw:text-style-name="P20" draw:layer="layout" svg:width="8.545cm" svg:height="1.419cm" svg:x="11.174cm" svg:y="27.01cm" presentation:class="page-number" presentation:user-transformed="true">
            <draw:text-box>
              <text:p text:style-name="P19"><text:span text:style-name="T16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7" draw:layer="layout" svg:width="23.706cm" svg:height="1.776cm" svg:x="0.847cm" svg:y="0.763cm" presentation:class="title" presentation:user-transformed="true">
          <draw:text-box>
            <text:p text:style-name="P10"><text:span text:style-name="T10">Default parameters</text:span></text:p>
          </draw:text-box>
        </draw:frame>
        <draw:frame draw:name="מציין מיקום של מספר שקופית 4" presentation:style-name="pr7" draw:text-style-name="P5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Rectangle 3" presentation:style-name="pr5" draw:text-style-name="P21" draw:layer="layout" svg:width="23.706cm" svg:height="15.874cm" svg:x="0.847cm" svg:y="2.328cm" presentation:class="outline" presentation:user-transformed="true">
          <draw:text-box>
            <text:p text:style-name="P2"><text:span text:style-name="T17"/></text:p>
            <text:p text:style-name="P2"><text:span text:style-name="T17">#include</text:span><text:span text:style-name="T18"> </text:span><text:span text:style-name="T19">&lt;iostream&gt;</text:span><text:span text:style-name="T18"> </text:span><text:span text:style-name="T18"><text:line-break/></text:span><text:span text:style-name="T18"/></text:p>
            <text:p text:style-name="P2"><text:span text:style-name="T17">void</text:span><text:span text:style-name="T18"> </text:span><text:span text:style-name="T20">foo</text:span><text:span text:style-name="T18">(</text:span><text:span text:style-name="T17">int</text:span><text:span text:style-name="T18"> n=5) </text:span><text:span text:style-name="T18"><text:line-break/></text:span><text:span text:style-name="T18">{ </text:span><text:span text:style-name="T18"><text:line-break/></text:span><text:span text:style-name="T18">   std::cout &lt;&lt; n; </text:span><text:span text:style-name="T18"><text:line-break/></text:span><text:span text:style-name="T18">} </text:span></text:p>
            <text:p text:style-name="P2"><text:span text:style-name="T18"><text:line-break/></text:span><text:span text:style-name="T17">int</text:span><text:span text:style-name="T18"> </text:span><text:span text:style-name="T20">main</text:span><text:span text:style-name="T18">() </text:span><text:span text:style-name="T18"><text:line-break/></text:span><text:span text:style-name="T18">{ </text:span><text:span text:style-name="T18"><text:line-break/></text:span><text:span text:style-name="T18">      foo(); </text:span><text:span text:style-name="T18"><text:line-break/></text:span><text:span text:style-name="T18">} </text:span></text:p>
          </draw:text-box>
        </draw:frame>
        <draw:line draw:name="Line 4" draw:style-name="gr2" draw:text-style-name="P11" draw:layer="layout" svg:x1="16.086cm" svg:y1="2.963cm" svg:x2="16.087cm" svg:y2="18.635cm">
          <text:p/>
        </draw:line>
        <draw:custom-shape draw:name="Text Box 5" draw:style-name="gr3" draw:text-style-name="P11" draw:layer="layout" svg:width="9.101cm" svg:height="5.673cm" svg:x="16.298cm" svg:y="2.813cm">
          <text:p text:style-name="P12"><text:span text:style-name="T11">Output:</text:span></text:p>
          <text:p text:style-name="P12"><text:span text:style-name="T11">Compile, and print:</text:span></text:p>
          <text:p text:style-name="P13"><text:span text:style-name="T14">foo(5)</text:span></text:p>
          <text:p text:style-name="P12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4" presentation:class="page"/>
          <draw:frame draw:name="מציין מיקום של הערות 2" presentation:style-name="pr9" draw:text-style-name="P22" draw:layer="layout" svg:width="14.463cm" svg:height="12.787cm" svg:x="2.628cm" svg:y="13.507cm" presentation:class="notes" presentation:user-transformed="true">
            <draw:text-box>
              <text:p text:style-name="P17"><text:span text:style-name="T15">How does the compiler solve this in the object file? Name mangeling</text:span></text:p>
              <text:p text:style-name="P17"><text:span text:style-name="T15">void Foo() becomes for example foo@void and foo(int) may become foo@I32</text:span></text:p>
            </draw:text-box>
          </draw:frame>
          <draw:frame draw:name="מציין מיקום של מספר שקופית 3" presentation:style-name="pr10" draw:text-style-name="P23" draw:layer="layout" svg:width="8.545cm" svg:height="1.419cm" svg:x="11.174cm" svg:y="27.01cm" presentation:class="page-number" presentation:user-transformed="true">
            <draw:text-box>
              <text:p text:style-name="P19"><text:span text:style-name="T16"><text:page-number>&lt;number&gt;</text:page-number></text:span></text:p>
            </draw:text-box>
          </draw:frame>
        </presentation:notes>
      </draw:page>
      <draw:page draw:name="Overload resol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7" draw:layer="layout" svg:width="23.706cm" svg:height="1.776cm" svg:x="0.847cm" svg:y="0.763cm" presentation:class="title" presentation:user-transformed="true">
          <draw:text-box>
            <text:p text:style-name="P10"><text:span text:style-name="T10">Overload resolution</text:span></text:p>
          </draw:text-box>
        </draw:frame>
        <draw:frame draw:name="Slide Number Placeholder 2" presentation:style-name="pr7" draw:text-style-name="P5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Content Placeholder 3" presentation:style-name="pr5" draw:text-style-name="P25" draw:layer="layout" svg:width="23.706cm" svg:height="12.954cm" svg:x="0.678cm" svg:y="3.302cm" presentation:class="outline" presentation:user-transformed="true">
          <draw:text-box>
            <text:list text:style-name="L5">
              <text:list-item>
                <text:p text:style-name="P24"><text:span text:style-name="T21">Find all functions with same name “candidates”. Let’s call them O1.</text:span></text:p>
              </text:list-item>
              <text:list-item>
                <text:p text:style-name="P24"><text:span text:style-name="T21">Find O2 subset of O1 which have the correct number of arguments - <text:s/>“viable candidates”</text:span></text:p>
              </text:list-item>
              <text:list-item>
                <text:p text:style-name="P24"><text:span text:style-name="T21">Find O3 subset of O2 with best matching arguments.</text:span></text:p>
              </text:list-item>
            </text:list>
            <text:p text:style-name="P2"><text:span text:style-name="T21"><text:tab/></text:span><text:span text:style-name="T21">if |O3|=1</text:span></text:p>
            <text:p text:style-name="P2"><text:span text:style-name="T21"><text:tab/></text:span><text:span text:style-name="T21"><text:tab/></text:span><text:span text:style-name="T21"> </text:span><text:span text:style-name="T21">use that function.</text:span></text:p>
            <text:p text:style-name="P2"><text:span text:style-name="T21"><text:tab/></text:span><text:span text:style-name="T21">else (0 or more than 1):</text:span></text:p>
            <text:p text:style-name="P2"><text:span text:style-name="T21"><text:tab/></text:span><text:span text:style-name="T21"><text:tab/></text:span><text:span text:style-name="T21"> </text:span><text:span text:style-name="T21">emit compilation err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7" draw:layer="layout" svg:width="23.706cm" svg:height="1.776cm" svg:x="0.847cm" svg:y="0.763cm" presentation:class="title" presentation:user-transformed="true">
          <draw:text-box>
            <text:p text:style-name="P10"><text:span text:style-name="T10">Overload – Examples (folder 7)</text:span></text:p>
          </draw:text-box>
        </draw:frame>
        <draw:frame draw:name="Slide Number Placeholder 2" presentation:style-name="pr7" draw:text-style-name="P5" draw:layer="layout" svg:width="0.846cm" svg:height="0.846cm" svg:x="0cm" svg:y="18.20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Content Placeholder 3" presentation:style-name="pr5" draw:text-style-name="P27" draw:layer="layout" svg:width="23.706cm" svg:height="2.6cm" svg:x="0.474cm" svg:y="2.895cm" presentation:class="outline" presentation:user-transformed="true">
          <draw:text-box>
            <text:list text:style-name="L1">
              <text:list-item>
                <text:p text:style-name="P24"><text:span text:style-name="T22">power functions;</text:span></text:p>
              </text:list-item>
              <text:list-item>
                <text:p text:style-name="P24"><text:span text:style-name="T22">How does it work? </text:span></text:p>
                <text:list>
                  <text:list-item>
                    <text:p text:style-name="P26"><text:span text:style-name="T22">Try the following in </text:span><text:span text:style-name="T22"><text:a xlink:href="http://godbolt.org/" xlink:type="simple">http://godbolt.org</text:a></text:span><text:span text:style-name="T22"><text:s/>, first in C mode and then in C++ mode:</text:span></text:p>
                  </text:list-item>
                </text:list>
              </text:list-item>
            </text:list>
          </draw:text-box>
        </draw:frame>
        <draw:frame draw:style-name="gr4" draw:text-style-name="P29" draw:layer="layout" svg:width="17.662cm" svg:height="8.399cm" svg:x="4.763cm" svg:y="10.375cm">
          <draw:text-box>
            <text:p text:style-name="P28"><text:span text:style-name="T23">#include &lt;math.h&gt; /* log,exp */</text:span></text:p>
            <text:p text:style-name="P28"><text:span text:style-name="T23">int power(int a, unsigned int b) { </text:span><text:span text:style-name="T23"><text:line-break/></text:span><text:span text:style-name="T23"> <text:s text:c="2"/>return b==0? 1: a*power(a,b-1); </text:span><text:span text:style-name="T23"><text:line-break/></text:span><text:span text:style-name="T23">}</text:span></text:p>
            <text:p text:style-name="P28"><text:span text:style-name="T23">double power(double a, double b) { </text:span><text:span text:style-name="T23"><text:line-break/></text:span><text:span text:style-name="T23"> <text:s text:c="2"/>return exp(b*log(a));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4" svg:font-family="Arial" style:font-family-generic="modern" style:font-pitch="variable"/>
    <style:font-face style:name="Consolas1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1">21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21">21/2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42</meta:editing-cycles>
    <meta:print-date>1999-11-04T13:06:28</meta:print-date>
    <meta:creation-date>1999-10-10T10:49:40</meta:creation-date>
    <dc:date>2019-02-21T09:15:17.131639851</dc:date>
    <meta:editing-duration>P27DT7H55M31S</meta:editing-duration>
    <meta:generator>LibreOffice/6.1.5.2$Linux_X86_64 LibreOffice_project/10$Build-2</meta:generator>
    <meta:document-statistic meta:object-count="105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